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4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5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ffffff" draw:textarea-vertical-align="middl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16cm" svg:y1="16.009cm" svg:x2="11.457cm" svg:y2="16.009cm">
          <text:p/>
        </draw:line>
        <draw:line draw:style-name="gr3" draw:text-style-name="P1" draw:layer="layout" svg:x1="4.516cm" svg:y1="18.047cm" svg:x2="11.447cm" svg:y2="18.047cm">
          <text:p/>
        </draw:line>
        <draw:line draw:style-name="gr4" draw:text-style-name="P1" draw:layer="layout" svg:x1="11.14cm" svg:y1="8.162cm" svg:x2="7.61cm" svg:y2="11.692cm">
          <text:p/>
        </draw:line>
        <draw:custom-shape draw:style-name="gr5" draw:text-style-name="P1" draw:layer="layout" svg:width="3.882cm" svg:height="3.883cm" svg:x="5.66cm" svg:y="9.6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6" draw:text-style-name="P1" draw:layer="layout" svg:width="17.455cm" svg:height="15.493cm" svg:x="1.527cm" svg:y="4.683cm" svg:viewBox="0 0 17456 15494" draw:points="0,0 0,15494 17456,15494 17308,2606 9549,2462 8386,0">
          <text:p/>
        </draw:polygon>
        <draw:custom-shape draw:style-name="gr5" draw:text-style-name="P1" draw:layer="layout" svg:width="17.374cm" svg:height="11.264cm" draw:transform="skewX (0.348891317473667) translate (5.626cm 8.76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0:23:34.187200294</dc:date>
    <dc:creator>Labio </dc:creator>
    <meta:editing-duration>PT43M22S</meta:editing-duration>
    <meta:editing-cycles>5</meta:editing-cycles>
    <meta:generator>LibreOffice/4.2.3.3$Linux_X86_64 LibreOffice_project/420m0$Build-3</meta:generator>
    <meta:document-statistic meta:object-count="8"/>
  </office:meta>
</office:document-meta>
</file>